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Text_20_body">
      <style:text-properties officeooo:rsid="0093d6b9" officeooo:paragraph-rsid="00980bef"/>
    </style:style>
    <style:style style:name="P14" style:family="paragraph" style:parent-style-name="Heading_20_1">
      <style:paragraph-properties fo:margin-top="0cm" fo:margin-bottom="0cm" loext:contextual-spacing="false"/>
    </style:style>
    <style:style style:name="P15" style:family="paragraph" style:parent-style-name="Text_20_body">
      <style:text-properties officeooo:paragraph-rsid="00983c28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  <style:style style:name="T14" style:family="text">
      <style:text-properties officeooo:rsid="00983c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5"><text:span text:style-name="T10">27.10.2019 - Updated chapter 25.1.3 Editors - Properties Editor - Tools Tab - Sculpt Mode.odt</text:span></text:p>
      <text:p text:style-name="P13">2<text:span text:style-name="T13">6</text:span>.10.2019 - Added chapter 7.1.2 Editors - 3D View - Tool Shelf - Mesh - Edit Mode.pdf</text:p>
      <text:p text:style-name="P13">22.10.2019 - Added chapter 7.1.1 Editors - 3D View - Tool Shelf - <text:s/>Object Mode.pdf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<text:soft-page-break/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<text:soft-page-break/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7M9S</meta:editing-duration>
    <meta:editing-cycles>125</meta:editing-cycles>
    <meta:generator>LibreOffice/6.3.0.4$Windows_X86_64 LibreOffice_project/057fc023c990d676a43019934386b85b21a9ee99</meta:generator>
    <dc:date>2019-10-27T12:50:06.250000000</dc:date>
    <meta:document-statistic meta:table-count="1" meta:image-count="0" meta:object-count="0" meta:page-count="3" meta:paragraph-count="70" meta:word-count="1030" meta:character-count="5748" meta:non-whitespace-character-count="4778"/>
    <meta:template xlink:type="simple" xlink:actuate="onRequest" xlink:title="standard1cm" xlink:href="../../../../AppData/Roaming/LibreOffice/4/user/template/standard1cm.ott" meta:date="2016-03-28T18:47:57.125000000"/>
  </office:meta>
</office:document-meta>
</file>